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7217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100"/>
    <style:style style:name="ce6" style:family="table-cell" style:parent-style-name="Default" style:data-style-name="N100">
      <style:map style:condition="cell-content()=&quot;x&quot;" style:apply-style-name="Untitled1" style:base-cell-address="Sheet1.B3"/>
    </style:style>
    <style:style style:name="ce7" style:family="table-cell" style:parent-style-name="Default" style:data-style-name="N100">
      <style:map style:condition="cell-content()=&quot;x&quot;" style:apply-style-name="Untitled1" style:base-cell-address="Sheet1.B3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4" table:default-cell-style-name="ce6"/>
        <table:table-column table:style-name="co3" table:number-columns-repeated="1018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3" table:number-rows-spanned="1">
            <text:p>Implementation</text:p>
          </table:table-cell>
          <table:covered-table-cell table:number-columns-repeated="2" table:style-name="ce8"/>
          <table:table-cell table:style-name="ce9" office:value-type="string" calcext:value-type="string" table:number-columns-spanned="2" table:number-rows-spanned="1">
            <text:p>Tests</text:p>
          </table:table-cell>
          <table:covered-table-cell table:style-name="ce8"/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Basic aspects</text:p>
          </table:table-cell>
          <table:table-cell table:style-name="ce3" office:value-type="string" calcext:value-type="string">
            <text:p>Generator</text:p>
          </table:table-cell>
          <table:table-cell table:style-name="ce3" office:value-type="string" calcext:value-type="string">
            <text:p>Data flow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TS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Operator &lt;&lt;</text:p>
          </table:table-cell>
          <table:table-cell table:style-name="ce4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uto/decltype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out/iostream/... (print hello world)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out/cin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Explicit type casting operator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preprocessor definitions (define/ifdef)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ange based for loop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sizeof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Variable declaration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Variable initialization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constness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inline member functions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function parameter default values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protoypes of classes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overloaded functions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function templates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lass templates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Non-type template arguments (multiply an argument without even knowing if you can multiply it)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name visibility (scopes)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namespaces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using namespace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namespace aliasing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rray initializer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rray element access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delete/delete[]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operator delete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new/operator new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typedefs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visibility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template class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member function with template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member function using class template as a parameter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overloading constructors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uniform initialization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nitializer lists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pointers to classe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operator overloading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this keyword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static members (data/functions)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onst member functions (can only call const operations on const type)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class template specialization (template&lt;&gt; class myclass&lt;int&gt;)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virtual destructors, not pure!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detecting problems in virtuality of a class (when using inheritance)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copy constructor and assignment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move consructor and assignment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pure virtual functions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virtual functions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implicit members (default constructors/destrrucors/assignment move constructor/assignment, possibly make explicit)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mplicit members (delete/default keywords)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friend functions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friend classes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nheritance (single/multiple)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visibility (public/protected/private)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explicit calling function of supertype (with muliple inheritance), also check if this is needed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heck: don't inherit assignment operators, destructor, constructors, friends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bstractness of a baseclass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implicit conversion of types (short/int/...)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implicit conversions of classes (single-argument constructors, assignment operator, typecast operator = )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explicit constructors and typecast operators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unsafe cast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dynamic_cast/reinterpret_cast/static_cast/const_cast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typeid (type of expression)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exceptions try/catch/catch...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throw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ccessing class members and functions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1018"/>
        </table:table-row>
        <table:table-row table:style-name="ro1" table:number-rows-repeated="3">
          <table:table-cell/>
          <table:table-cell table:style-name="ce5" table:number-columns-repeated="5"/>
          <table:table-cell table:number-columns-repeated="1018"/>
        </table:table-row>
        <table:table-row table:style-name="ro1" table:number-rows-repeated="1048494">
          <table:table-cell table:number-columns-repeated="1024"/>
        </table:table-row>
        <table:table-row table:style-name="ro1" table:number-rows-repeated="10">
          <table:table-cell/>
          <table:table-cell table:style-name="ce7" table:number-columns-repeated="5"/>
          <table:table-cell table:number-columns-repeated="1018"/>
        </table:table-row>
        <table:table-row table:style-name="ro1">
          <table:table-cell/>
          <table:table-cell table:style-name="ce7" table:number-columns-repeated="5"/>
          <table:table-cell table:number-columns-repeated="1018"/>
        </table:table-row>
        <calcext:conditional-formats>
          <calcext:conditional-format calcext:target-range-address="Sheet1.B3:Sheet1.F1048574">
            <calcext:condition calcext:apply-style-name="Untitled1" calcext:value="=&quot;x&quot;" calcext:base-cell-address="Sheet1.B3"/>
          </calcext:conditional-format>
        </calcext:conditional-formats>
      </table:table>
      <table:named-expressions/>
      <table:database-ranges>
        <table:database-range table:name="__Anonymous_Sheet_DB__0" table:target-range-address="Sheet1.A3:Sheet1.A10485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000"/>
    </style:style>
    <style:style style:name="Grey" style:family="table-cell" style:parent-style-name="Default">
      <style:table-cell-properties fo:background-color="#c0c0c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6:07:17.768901913</meta:creation-date>
    <dc:date>2014-05-22T18:12:57.941430733</dc:date>
    <meta:editing-duration>PT1H20M8S</meta:editing-duration>
    <meta:editing-cycles>4</meta:editing-cycles>
    <meta:generator>LibreOffice/4.2.3.3$Linux_x86 LibreOffice_project/420m0$Build-3</meta:generator>
    <meta:document-statistic meta:table-count="1" meta:cell-count="131" meta:object-count="0"/>
  </office:meta>
</office:document-meta>
</file>